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Franklin Gothic Book" svg:font-family="Franklin Gothic Book" style:font-family-generic="swiss" style:font-pitch="variable" svg:panose-1="2 11 5 3 2 1 2 2 2 4"/>
    <style:font-face style:name="HGGothicE" svg:font-family="HGGothicE" style:font-family-generic="modern" style:font-pitch="fixed"/>
    <style:font-face style:name="Times New Roman" svg:font-family="Times New Roman" style:font-family-generic="roman" style:font-pitch="variable" svg:panose-1="2 2 6 3 5 4 5 2 3 4"/>
    <style:font-face style:name="Franklin Gothic Medium" svg:font-family="Franklin Gothic Medium" style:font-family-generic="swiss" style:font-pitch="variable" svg:panose-1="2 11 6 3 2 1 2 2 2 4"/>
    <style:font-face style:name="HGSoeiKakugothicUB" svg:font-family="HGSoeiKakugothicUB" style:font-family-generic="modern" style:font-pitch="fixed"/>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T3" style:parent-style-name="TitleChar" style:family="text">
      <style:text-properties fo:font-weight="bold" style:font-weight-asian="bold" fo:text-transform="uppercase"/>
    </style:style>
    <style:style style:name="P4" style:parent-style-name="Title" style:family="paragraph">
      <style:text-properties fo:font-weight="normal" style:font-weight-asian="normal"/>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style:font-weight-complex="bold"/>
    </style:style>
    <style:style style:name="T9" style:parent-style-name="DefaultParagraphFont" style:family="text">
      <style:text-properties fo:color="#000000"/>
    </style:style>
    <style:style style:name="T10" style:parent-style-name="DefaultParagraphFont" style:family="text">
      <style:text-properties fo:color="#000000"/>
    </style:style>
    <style:style style:name="P11" style:parent-style-name="Heading2" style:family="paragraph">
      <style:text-properties style:use-window-font-color="true"/>
    </style:style>
    <style:style style:name="T12" style:parent-style-name="DefaultParagraphFont" style:family="text">
      <style:text-properties fo:color="#000000"/>
    </style:style>
    <style:style style:name="P13" style:parent-style-name="ListBullet" style:family="paragraph"/>
    <style:style style:name="P14" style:parent-style-name="ListBullet" style:family="paragraph"/>
    <style:style style:name="P15" style:parent-style-name="ListBullet" style:family="paragraph"/>
    <style:style style:name="T16" style:parent-style-name="DefaultParagraphFont" style:family="text">
      <style:text-properties fo:color="#000000"/>
    </style:style>
    <style:style style:name="T17" style:parent-style-name="DefaultParagraphFont" style:family="text">
      <style:text-properties fo:color="#000000"/>
    </style:style>
    <style:style style:name="T18" style:parent-style-name="DefaultParagraphFont" style:family="text">
      <style:text-properties fo:color="#000000"/>
    </style:style>
    <style:style style:name="T19" style:parent-style-name="DefaultParagraphFont" style:family="text">
      <style:text-properties fo:color="#000000"/>
    </style:style>
    <style:style style:name="T20" style:parent-style-name="DefaultParagraphFont" style:family="text">
      <style:text-properties fo:color="#000000"/>
    </style:style>
    <style:style style:name="T21" style:parent-style-name="DefaultParagraphFont" style:family="text">
      <style:text-properties fo:color="#000000"/>
    </style:style>
    <style:style style:name="T22" style:parent-style-name="DefaultParagraphFont" style:family="text">
      <style:text-properties fo:color="#000000"/>
    </style:style>
    <style:style style:name="T23" style:parent-style-name="DefaultParagraphFont" style:family="text">
      <style:text-properties fo:color="#000000"/>
    </style:style>
  </office:automatic-styles>
  <office:body>
    <office:text text:use-soft-page-breaks="true">
      <text:p text:style-name="P1"><text:span text:style-name="T3">Team 6</text:span></text:p>
      <text:p text:style-name="P4">Meeting Minutes<text:s/>4</text:p>
      <text:p text:style-name="Details"><text:span text:style-name="T5">Date</text:span>:<text:s/>22/2/2022</text:p>
      <text:p text:style-name="Details"><text:span text:style-name="T6">Time</text:span>: 15:30</text:p>
      <text:p text:style-name="Details"><text:span text:style-name="T7">Location:<text:s/></text:span><text:span text:style-name="T8">Horton D1.03</text:span></text:p>
      <text:h text:style-name="Heading1" text:outline-level="1">In Attendance</text:h>
      <text:p text:style-name="Normal">Mo Ghafori,<text:s/><text:span text:style-name="T9">Afnan Khurram,<text:s/></text:span><text:span text:style-name="T10">Adnan Qureshi, Monjolajesu Adeyeye, Mohammed Hamza Javed, Muhammad Awais Aslam</text:span></text:p>
      <text:h text:style-name="P11" text:outline-level="2">Absent, with<text:s/>apologies<text:s/></text:h>
      <text:p text:style-name="Normal"><text:span text:style-name="T12">Ismail Mohammed, Abdul Rajput</text:span></text:p>
      <text:h text:style-name="Heading1" text:outline-level="1"><text:span text:style-name="Heading1Char">Events Since Last Meeting<text:s/></text:span></text:h>
      <text:list text:style-name="LFO3" text:continue-numbering="true">
        <text:list-item>
          <text:p text:style-name="ListBullet">Meeting with Daniel set for today 15:15</text:p>
        </text:list-item>
      </text:list>
      <text:h text:style-name="Heading1" text:outline-level="1">Team Meeting</text:h>
      <text:p text:style-name="Normal">Meeting with Daniel concluded. We created a list of functions<text:s/>based on Daniel’s recommendation.<text:s/>Lead programming sub team created led by Hamza, supported by Mo and Awais, coding to commence today. MJ, Adnan, Afnan, Abdul and Isy tasked with creating the review documents. Review team suggests a meeting with Daniel for feedback on the draft.</text:p>
      <text:h text:style-name="Heading1" text:outline-level="1">New<text:s/>Tasks</text:h>
      <text:list text:style-name="LFO3_1" text:continue-numbering="true">
        <text:list-item>
          <text:p text:style-name="P13">Organize a meeting with Daniel<text:s/>for feedback on the draft submission<text:s/>(Afnan)</text:p>
        </text:list-item>
        <text:list-item>
          <text:p text:style-name="P14">Begin programming the prototype allocation website (Hamza, Mo, Awais)</text:p>
        </text:list-item>
        <text:list-item>
          <text:p text:style-name="P15">Create the necessary review documents (MJ, Adnan, Afnan, Abdul, Isy)</text:p>
        </text:list-item>
      </text:list>
      <text:h text:style-name="Heading1" text:outline-level="1">Announcements</text:h>
      <text:p text:style-name="Normal">No announcements<text:s/></text:p>
      <text:h text:style-name="Heading1" text:outline-level="1">Next Meeting</text:h>
      <text:p text:style-name="Normal"><text:span text:style-name="T16">1</text:span><text:span text:style-name="T17">/</text:span><text:span text:style-name="T18">3</text:span><text:span text:style-name="T19">/2022 | 15:15, Horton D1.03</text:span></text:p>
      <text:p text:style-name="Normal"><text:span text:style-name="T20">Motion to adjourn was<text:s/></text:span><text:span text:style-name="T21">made at<text:s/></text:span><text:span text:style-name="T22">16:00</text:span><text:span text:style-name="T23"><text:s/>p.m. by unanimous vo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Franklin Gothic Book" svg:font-family="Franklin Gothic Book" style:font-family-generic="swiss" style:font-pitch="variable" svg:panose-1="2 11 5 3 2 1 2 2 2 4"/>
    <style:font-face style:name="HGGothicE" svg:font-family="HGGothicE" style:font-family-generic="modern" style:font-pitch="fixed"/>
    <style:font-face style:name="Times New Roman" svg:font-family="Times New Roman" style:font-family-generic="roman" style:font-pitch="variable" svg:panose-1="2 2 6 3 5 4 5 2 3 4"/>
    <style:font-face style:name="Franklin Gothic Medium" svg:font-family="Franklin Gothic Medium" style:font-family-generic="swiss" style:font-pitch="variable" svg:panose-1="2 11 6 3 2 1 2 2 2 4"/>
    <style:font-face style:name="HGSoeiKakugothicUB" svg:font-family="HGSoeiKakugothicUB" style:font-family-generic="modern" style:font-pitch="fixed"/>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10%" fo:background-color="transparent" style:tab-stop-distance="0.5in"/>
      <style:text-properties style:font-name="Franklin Gothic Book" style:font-name-asian="HGGothicE"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D0D0D"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style:text-properties style:font-name="Franklin Gothic Medium" style:font-name-asian="HGSoeiKakugothicUB" fo:color="#000000" fo:font-size="15pt" style:font-size-asian="15pt" style:font-size-complex="15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0555in"/>
      <style:text-properties style:font-name="Franklin Gothic Medium" style:font-name-asian="HGSoeiKakugothicUB" fo:color="#C0F400"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style:font-size-complex="12pt" fo:hyphenate="false"/>
    </style:style>
    <style:style style:name="Normal" style:display-name="Normal" style:family="paragraph">
      <style:text-properties fo:font-size="12pt" style:font-size-asian="12pt" style:font-size-complex="10pt"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3333in"/>
      <style:text-properties style:font-name="Franklin Gothic Medium" fo:font-weight="bold" style:font-weight-asian="bold" fo:text-transform="uppercase" style:use-window-font-color="true" fo:font-size="26pt" style:font-size-asian="26pt" fo:hyphenate="false"/>
    </style:style>
    <style:style style:name="TitleChar" style:display-name="Title Char" style:family="text" style:parent-style-name="DefaultParagraphFont">
      <style:text-properties style:font-name="Franklin Gothic Medium" fo:font-weight="bold" style:font-weight-asian="bold" fo:text-transform="uppercase" style:use-window-font-color="true" fo:font-size="26pt" style:font-size-asian="26pt" style:font-size-complex="10pt"/>
    </style:style>
    <style:style style:name="RowHeading" style:display-name="Row Heading" style:family="paragraph" style:parent-style-name="Normal">
      <style:text-properties fo:font-weight="bold" style:font-weight-asian="bold" style:font-weight-complex="bold" fo:hyphenate="false"/>
    </style:style>
    <style:style style:name="FormHeading" style:display-name="Form Heading" style:family="paragraph" style:parent-style-name="Normal">
      <style:paragraph-properties fo:margin-bottom="0.2222in" fo:margin-right="0.2in"/>
      <style:text-properties fo:color="#595959" fo:hyphenate="false"/>
    </style:style>
    <style:style style:name="TableText" style:display-name="Table Text" style:family="paragraph" style:parent-style-name="Normal">
      <style:paragraph-properties fo:margin-bottom="0.2222in"/>
      <style:text-properties fo:hyphenate="false"/>
    </style:style>
    <style:style style:name="Heading1Char" style:display-name="Heading 1 Char" style:family="text" style:parent-style-name="DefaultParagraphFont">
      <style:text-properties style:font-name="Franklin Gothic Medium" style:font-name-asian="HGSoeiKakugothicUB" style:font-name-complex="Times New Roman" fo:color="#000000" fo:font-size="15pt" style:font-size-asian="15pt" style:font-size-complex="15pt"/>
    </style:style>
    <style:style style:name="ListNumber" style:display-name="List Number" style:family="paragraph" style:parent-style-name="Normal" style:list-style-name="LFO1">
      <style:paragraph-properties fo:margin-bottom="0.1388in"/>
      <style:text-properties fo:hyphenate="false"/>
    </style:style>
    <style:style style:name="Heading2Char" style:display-name="Heading 2 Char" style:family="text" style:parent-style-name="DefaultParagraphFont">
      <style:text-properties style:font-name="Franklin Gothic Medium" style:font-name-asian="HGSoeiKakugothicUB" style:font-name-complex="Times New Roman" fo:color="#C0F400" fo:font-size="12pt" style:font-size-asian="12pt" style:font-size-complex="10pt"/>
    </style:style>
    <style:style style:name="Footer" style:display-name="Footer" style:family="paragraph" style:parent-style-name="Normal">
      <style:paragraph-properties fo:text-align="end" fo:margin-bottom="0in" fo:line-height="100%"/>
      <style:text-properties fo:color="#C0F400" fo:hyphenate="false"/>
    </style:style>
    <style:style style:name="FooterChar" style:display-name="Footer Char" style:family="text" style:parent-style-name="DefaultParagraphFont">
      <style:text-properties fo:color="#C0F400" fo:font-size="12pt" style:font-size-asian="12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use-window-font-color="true" style:font-size-complex="12pt"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Bullet" style:display-name="List Bullet" style:family="paragraph" style:parent-style-name="Normal" style:list-style-name="LFO3">
      <style:paragraph-properties style:contextual-spacing="true" fo:margin-top="0.0694in" fo:margin-bottom="0.0694in" fo:line-height="100%"/>
      <style:text-properties style:use-window-font-color="true" fo:font-size="11pt" style:font-size-asian="11pt" style:font-size-complex="10.5pt"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0pt"/>
    </style:style>
    <style:style style:name="Details" style:display-name="Details" style:family="paragraph" style:parent-style-name="Normal">
      <style:paragraph-properties style:contextual-spacing="true" fo:margin-bottom="0.25in"/>
      <style:text-properties fo:font-size="14pt" style:font-size-asian="14pt" fo:hyphenate="false"/>
    </style:style>
    <style:style style:name="PlaceholderText" style:display-name="Placeholder Text" style:family="text" style:parent-style-name="DefaultParagraphFont">
      <style:text-properties fo:color="#808080"/>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WW_CharLFO1LVL1" style:family="text">
      <style:text-properties fo:color="#595959"/>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3" style:display-name="LFO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D0D0D" style:line-style="solid" style:adjustment="left"/>
      </style:page-layout-properties>
      <style:header-style>
        <style:header-footer-properties style:dynamic-spacing="true" fo:min-height="0.3in"/>
      </style:header-style>
      <style:footer-style>
        <style:header-footer-properties style:dynamic-spacing="true" fo:min-height="0.5in"/>
      </style:footer-style>
    </style:page-layout>
    <style:style style:name="T2" style:parent-style-name="DefaultParagraphFont" style:family="text">
      <style:text-properties style:use-window-font-color="true"/>
    </style:style>
    <style:style style:family="graphic" style:name="a6">
      <style:graphic-properties style:wrap="run-through" style:run-through="background" style:horizontal-rel="page" style:vertical-rel="page" style:horizontal-pos="from-left" style:vertical-pos="from-top"/>
    </style:style>
    <style:style style:family="graphic" style:name="a0">
      <style:graphic-properties draw:fill="solid" draw:fill-color="#2f3342" draw:opacity="100%" draw:stroke="none"/>
    </style:style>
    <style:style style:family="graphic" style:name="a1">
      <style:graphic-properties draw:fill="solid" draw:fill-color="#e7e6e6" draw:opacity="100%" draw:stroke="none" draw:shadow="visible" draw:shadow-offset-x="0.04167in" draw:shadow-offset-y="0in" draw:shadow-color="#000000" draw:shadow-opacity="40%"/>
    </style:style>
    <style:style style:family="graphic" style:name="a2">
      <style:graphic-properties draw:fill="solid" draw:fill-color="#c0f400" draw:opacity="100%" draw:stroke="none" draw:shadow="visible" draw:shadow-offset-x="0.04167in" draw:shadow-offset-y="0in" draw:shadow-color="#000000" draw:shadow-opacity="40%"/>
    </style:style>
    <style:style style:family="graphic" style:name="a3">
      <style:graphic-properties draw:fill="solid" draw:fill-color="#2f3342" draw:opacity="100%" draw:stroke="none"/>
    </style:style>
    <style:style style:family="graphic" style:name="a4">
      <style:graphic-properties draw:fill="solid" draw:fill-color="#ffffff" draw:opacity="100%" draw:stroke="none" draw:shadow="visible" draw:shadow-offset-x="0.04167in" draw:shadow-offset-y="0in" draw:shadow-color="#000000" draw:shadow-opacity="40%"/>
    </style:style>
    <style:style style:family="graphic" style:name="a5">
      <style:graphic-properties draw:fill="none" draw:stroke="solid" svg:stroke-width="0.04167in" svg:stroke-color="#c0f400" svg:stroke-opacity="100%" draw:stroke-linejoin="miter" svg:stroke-linecap="butt"/>
    </style:style>
  </office:automatic-styles>
  <office:master-styles>
    <style:master-page style:name="MP0" style:page-layout-name="PL0">
      <style:header>
        <text:p text:style-name="Header"><text:span text:style-name="T2"><draw:g draw:z-index="251659264" draw:name="Group 6" draw:id="id6" draw:style-name="a6" text:anchor-type="paragraph"><svg:title/><svg:desc/><draw:custom-shape svg:x="0.30843in" svg:y="0in" svg:width="8.58919in" svg:height="2.20807in" draw:id="id0" draw:style-name="a0" draw:name="Freeform: Shape 9"><svg:title/><svg:desc/><draw:enhanced-geometry draw:type="non-primitive" svg:viewBox="0 0 5350933 1388533" draw:enhanced-path="M ?f3 ?f3 L ?f4 ?f3 ?f4 ?f5 ?f3 ?f5 Z N" draw:text-areas="?f18 ?f20 ?f19 ?f21" draw:glue-points="?f22 ?f23 ?f24 ?f23 ?f24 ?f25 ?f22 ?f25" draw:glue-point-leaving-directions="-90, -90, -90, -90"><draw:equation draw:name="f0" draw:formula="0"/><draw:equation draw:name="f1" draw:formula="5350933"/><draw:equation draw:name="f2" draw:formula="1388533"/><draw:equation draw:name="f3" draw:formula="5640"/><draw:equation draw:name="f4" draw:formula="5345567"/><draw:equation draw:name="f5" draw:formula="1384014"/><draw:equation draw:name="f6" draw:formula="?f2 - ?f0"/><draw:equation draw:name="f7" draw:formula="?f1 - ?f0"/><draw:equation draw:name="f8" draw:formula="?f7 / 5350933"/><draw:equation draw:name="f9" draw:formula="?f6 / 1388533"/><draw:equation draw:name="f10" draw:formula="5640 * ?f7"/><draw:equation draw:name="f11" draw:formula="5640 * ?f6"/><draw:equation draw:name="f12" draw:formula="5345567 * ?f7"/><draw:equation draw:name="f13" draw:formula="1384014 * ?f6"/><draw:equation draw:name="f14" draw:formula="?f10 / 5350933"/><draw:equation draw:name="f15" draw:formula="?f11 / 1388533"/><draw:equation draw:name="f16" draw:formula="?f12 / 5350933"/><draw:equation draw:name="f17" draw:formula="?f13 / 1388533"/><draw:equation draw:name="f18" draw:formula="?f0 / ?f8"/><draw:equation draw:name="f19" draw:formula="?f1 / ?f8"/><draw:equation draw:name="f20" draw:formula="?f0 / ?f9"/><draw:equation draw:name="f21" draw:formula="?f2 / ?f9"/><draw:equation draw:name="f22" draw:formula="?f14 / ?f8"/><draw:equation draw:name="f23" draw:formula="?f15 / ?f9"/><draw:equation draw:name="f24" draw:formula="?f16 / ?f8"/><draw:equation draw:name="f25" draw:formula="?f17 / ?f9"/></draw:enhanced-geometry></draw:custom-shape><draw:custom-shape svg:x="1.70056in" svg:y="0.61663in" svg:width="8.92931in" svg:height="9.57239in" draw:id="id1" draw:style-name="a1" draw:name="Freeform: Shape 10"><svg:title/><svg:desc/><draw:enhanced-geometry draw:type="non-primitive" svg:viewBox="0 0 5339927 6018954" draw:enhanced-path="M ?f1 ?f3 L ?f4 ?f3 C ?f4 ?f3 ?f5 ?f6 ?f7 ?f8 L ?f7 ?f9 C ?f7 ?f10 ?f11 ?f0 ?f12 ?f0 L ?f13 ?f0 C ?f14 ?f0 ?f15 ?f16 ?f0 ?f17 L ?f0 ?f2 ?f1 ?f2 ?f1 ?f3 Z N" draw:text-areas="?f46 ?f48 ?f47 ?f49" draw:glue-points="?f50 ?f51 ?f52 ?f51 ?f53 ?f54 ?f53 ?f55 ?f56 ?f57 ?f58 ?f57 ?f59 ?f60 ?f59 ?f61 ?f50 ?f61 ?f50 ?f51" draw:glue-point-leaving-directions="-90, -90, -90, -90, -90, -90, -90, -90, -90, -90"><draw:equation draw:name="f0" draw:formula="0"/><draw:equation draw:name="f1" draw:formula="5339927"/><draw:equation draw:name="f2" draw:formula="6018954"/><draw:equation draw:name="f3" draw:formula="915247"/><draw:equation draw:name="f4" draw:formula="3787987"/><draw:equation draw:name="f5" draw:formula="3374067"/><draw:equation draw:name="f6" draw:formula="956949"/><draw:equation draw:name="f7" draw:formula="3327400"/><draw:equation draw:name="f8" draw:formula="435187"/><draw:equation draw:name="f9" draw:formula="476889"/><draw:equation draw:name="f10" draw:formula="236435"/><draw:equation draw:name="f11" draw:formula="3132667"/><draw:equation draw:name="f12" draw:formula="2892213"/><draw:equation draw:name="f13" draw:formula="238760"/><draw:equation draw:name="f14" draw:formula="150707"/><draw:equation draw:name="f15" draw:formula="68580"/><draw:equation draw:name="f16" draw:formula="26247"/><draw:equation draw:name="f17" draw:formula="71120"/><draw:equation draw:name="f18" draw:formula="?f2 - ?f0"/><draw:equation draw:name="f19" draw:formula="?f1 - ?f0"/><draw:equation draw:name="f20" draw:formula="?f19 / 5339927"/><draw:equation draw:name="f21" draw:formula="?f18 / 6018954"/><draw:equation draw:name="f22" draw:formula="5339927 * ?f19"/><draw:equation draw:name="f23" draw:formula="915247 * ?f18"/><draw:equation draw:name="f24" draw:formula="3787987 * ?f19"/><draw:equation draw:name="f25" draw:formula="3327400 * ?f19"/><draw:equation draw:name="f26" draw:formula="435187 * ?f18"/><draw:equation draw:name="f27" draw:formula="476889 * ?f18"/><draw:equation draw:name="f28" draw:formula="2892213 * ?f19"/><draw:equation draw:name="f29" draw:formula="0 * ?f18"/><draw:equation draw:name="f30" draw:formula="238760 * ?f19"/><draw:equation draw:name="f31" draw:formula="0 * ?f19"/><draw:equation draw:name="f32" draw:formula="71120 * ?f18"/><draw:equation draw:name="f33" draw:formula="6018954 * ?f18"/><draw:equation draw:name="f34" draw:formula="?f22 / 5339927"/><draw:equation draw:name="f35" draw:formula="?f23 / 6018954"/><draw:equation draw:name="f36" draw:formula="?f24 / 5339927"/><draw:equation draw:name="f37" draw:formula="?f25 / 5339927"/><draw:equation draw:name="f38" draw:formula="?f26 / 6018954"/><draw:equation draw:name="f39" draw:formula="?f27 / 6018954"/><draw:equation draw:name="f40" draw:formula="?f28 / 5339927"/><draw:equation draw:name="f41" draw:formula="?f29 / 6018954"/><draw:equation draw:name="f42" draw:formula="?f30 / 5339927"/><draw:equation draw:name="f43" draw:formula="?f31 / 5339927"/><draw:equation draw:name="f44" draw:formula="?f32 / 6018954"/><draw:equation draw:name="f45" draw:formula="?f33 / 6018954"/><draw:equation draw:name="f46" draw:formula="?f0 / ?f20"/><draw:equation draw:name="f47" draw:formula="?f1 / ?f20"/><draw:equation draw:name="f48" draw:formula="?f0 / ?f21"/><draw:equation draw:name="f49" draw:formula="?f2 / ?f21"/><draw:equation draw:name="f50" draw:formula="?f34 / ?f20"/><draw:equation draw:name="f51" draw:formula="?f35 / ?f21"/><draw:equation draw:name="f52" draw:formula="?f36 / ?f20"/><draw:equation draw:name="f53" draw:formula="?f37 / ?f20"/><draw:equation draw:name="f54" draw:formula="?f38 / ?f21"/><draw:equation draw:name="f55" draw:formula="?f39 / ?f21"/><draw:equation draw:name="f56" draw:formula="?f40 / ?f20"/><draw:equation draw:name="f57" draw:formula="?f41 / ?f21"/><draw:equation draw:name="f58" draw:formula="?f42 / ?f20"/><draw:equation draw:name="f59" draw:formula="?f43 / ?f20"/><draw:equation draw:name="f60" draw:formula="?f44 / ?f21"/><draw:equation draw:name="f61" draw:formula="?f45 / ?f21"/></draw:enhanced-geometry></draw:custom-shape><draw:custom-shape svg:x="0.81693in" svg:y="0.61663in" svg:width="8.92931in" svg:height="9.57239in" draw:id="id2" draw:style-name="a2" draw:name="Freeform: Shape 19"><svg:title/><svg:desc/><draw:enhanced-geometry draw:type="non-primitive" svg:viewBox="0 0 5339927 6018954" draw:enhanced-path="M ?f1 ?f3 L ?f4 ?f3 C ?f4 ?f3 ?f5 ?f6 ?f7 ?f8 L ?f7 ?f9 C ?f7 ?f10 ?f11 ?f0 ?f12 ?f0 L ?f13 ?f0 C ?f14 ?f0 ?f15 ?f16 ?f0 ?f17 L ?f0 ?f2 ?f1 ?f2 ?f1 ?f3 Z N" draw:text-areas="?f46 ?f48 ?f47 ?f49" draw:glue-points="?f50 ?f51 ?f52 ?f51 ?f53 ?f54 ?f53 ?f55 ?f56 ?f57 ?f58 ?f57 ?f59 ?f60 ?f59 ?f61 ?f50 ?f61 ?f50 ?f51" draw:glue-point-leaving-directions="-90, -90, -90, -90, -90, -90, -90, -90, -90, -90"><draw:equation draw:name="f0" draw:formula="0"/><draw:equation draw:name="f1" draw:formula="5339927"/><draw:equation draw:name="f2" draw:formula="6018954"/><draw:equation draw:name="f3" draw:formula="915247"/><draw:equation draw:name="f4" draw:formula="3787987"/><draw:equation draw:name="f5" draw:formula="3374067"/><draw:equation draw:name="f6" draw:formula="956949"/><draw:equation draw:name="f7" draw:formula="3327400"/><draw:equation draw:name="f8" draw:formula="435187"/><draw:equation draw:name="f9" draw:formula="476889"/><draw:equation draw:name="f10" draw:formula="236435"/><draw:equation draw:name="f11" draw:formula="3132667"/><draw:equation draw:name="f12" draw:formula="2892213"/><draw:equation draw:name="f13" draw:formula="238760"/><draw:equation draw:name="f14" draw:formula="150707"/><draw:equation draw:name="f15" draw:formula="68580"/><draw:equation draw:name="f16" draw:formula="26247"/><draw:equation draw:name="f17" draw:formula="71120"/><draw:equation draw:name="f18" draw:formula="?f2 - ?f0"/><draw:equation draw:name="f19" draw:formula="?f1 - ?f0"/><draw:equation draw:name="f20" draw:formula="?f19 / 5339927"/><draw:equation draw:name="f21" draw:formula="?f18 / 6018954"/><draw:equation draw:name="f22" draw:formula="5339927 * ?f19"/><draw:equation draw:name="f23" draw:formula="915247 * ?f18"/><draw:equation draw:name="f24" draw:formula="3787987 * ?f19"/><draw:equation draw:name="f25" draw:formula="3327400 * ?f19"/><draw:equation draw:name="f26" draw:formula="435187 * ?f18"/><draw:equation draw:name="f27" draw:formula="476889 * ?f18"/><draw:equation draw:name="f28" draw:formula="2892213 * ?f19"/><draw:equation draw:name="f29" draw:formula="0 * ?f18"/><draw:equation draw:name="f30" draw:formula="238760 * ?f19"/><draw:equation draw:name="f31" draw:formula="0 * ?f19"/><draw:equation draw:name="f32" draw:formula="71120 * ?f18"/><draw:equation draw:name="f33" draw:formula="6018954 * ?f18"/><draw:equation draw:name="f34" draw:formula="?f22 / 5339927"/><draw:equation draw:name="f35" draw:formula="?f23 / 6018954"/><draw:equation draw:name="f36" draw:formula="?f24 / 5339927"/><draw:equation draw:name="f37" draw:formula="?f25 / 5339927"/><draw:equation draw:name="f38" draw:formula="?f26 / 6018954"/><draw:equation draw:name="f39" draw:formula="?f27 / 6018954"/><draw:equation draw:name="f40" draw:formula="?f28 / 5339927"/><draw:equation draw:name="f41" draw:formula="?f29 / 6018954"/><draw:equation draw:name="f42" draw:formula="?f30 / 5339927"/><draw:equation draw:name="f43" draw:formula="?f31 / 5339927"/><draw:equation draw:name="f44" draw:formula="?f32 / 6018954"/><draw:equation draw:name="f45" draw:formula="?f33 / 6018954"/><draw:equation draw:name="f46" draw:formula="?f0 / ?f20"/><draw:equation draw:name="f47" draw:formula="?f1 / ?f20"/><draw:equation draw:name="f48" draw:formula="?f0 / ?f21"/><draw:equation draw:name="f49" draw:formula="?f2 / ?f21"/><draw:equation draw:name="f50" draw:formula="?f34 / ?f20"/><draw:equation draw:name="f51" draw:formula="?f35 / ?f21"/><draw:equation draw:name="f52" draw:formula="?f36 / ?f20"/><draw:equation draw:name="f53" draw:formula="?f37 / ?f20"/><draw:equation draw:name="f54" draw:formula="?f38 / ?f21"/><draw:equation draw:name="f55" draw:formula="?f39 / ?f21"/><draw:equation draw:name="f56" draw:formula="?f40 / ?f20"/><draw:equation draw:name="f57" draw:formula="?f41 / ?f21"/><draw:equation draw:name="f58" draw:formula="?f42 / ?f20"/><draw:equation draw:name="f59" draw:formula="?f43 / ?f20"/><draw:equation draw:name="f60" draw:formula="?f44 / ?f21"/><draw:equation draw:name="f61" draw:formula="?f45 / ?f21"/></draw:enhanced-geometry></draw:custom-shape><draw:custom-shape svg:x="0.32511in" svg:y="10.19943in" svg:width="8.57599in" svg:height="1.06237in" draw:id="id3" draw:style-name="a3" draw:name="Freeform: Shape 20"><svg:title/><svg:desc/><draw:enhanced-geometry draw:type="non-primitive" svg:viewBox="0 0 5342466 1041399" draw:enhanced-path="M ?f3 ?f3 L ?f4 ?f3 ?f4 ?f5 ?f3 ?f5 Z N" draw:text-areas="?f18 ?f20 ?f19 ?f21" draw:glue-points="?f22 ?f23 ?f24 ?f23 ?f24 ?f25 ?f22 ?f25" draw:glue-point-leaving-directions="-90, -90, -90, -90"><draw:equation draw:name="f0" draw:formula="0"/><draw:equation draw:name="f1" draw:formula="5342466"/><draw:equation draw:name="f2" draw:formula="1041399"/><draw:equation draw:name="f3" draw:formula="5640"/><draw:equation draw:name="f4" draw:formula="5339640"/><draw:equation draw:name="f5" draw:formula="1036880"/><draw:equation draw:name="f6" draw:formula="?f2 - ?f0"/><draw:equation draw:name="f7" draw:formula="?f1 - ?f0"/><draw:equation draw:name="f8" draw:formula="?f7 / 5342466"/><draw:equation draw:name="f9" draw:formula="?f6 / 1041399"/><draw:equation draw:name="f10" draw:formula="5640 * ?f7"/><draw:equation draw:name="f11" draw:formula="5640 * ?f6"/><draw:equation draw:name="f12" draw:formula="5339640 * ?f7"/><draw:equation draw:name="f13" draw:formula="1036880 * ?f6"/><draw:equation draw:name="f14" draw:formula="?f10 / 5342466"/><draw:equation draw:name="f15" draw:formula="?f11 / 1041399"/><draw:equation draw:name="f16" draw:formula="?f12 / 5342466"/><draw:equation draw:name="f17" draw:formula="?f13 / 1041399"/><draw:equation draw:name="f18" draw:formula="?f0 / ?f8"/><draw:equation draw:name="f19" draw:formula="?f1 / ?f8"/><draw:equation draw:name="f20" draw:formula="?f0 / ?f9"/><draw:equation draw:name="f21" draw:formula="?f2 / ?f9"/><draw:equation draw:name="f22" draw:formula="?f14 / ?f8"/><draw:equation draw:name="f23" draw:formula="?f15 / ?f9"/><draw:equation draw:name="f24" draw:formula="?f16 / ?f8"/><draw:equation draw:name="f25" draw:formula="?f17 / ?f9"/></draw:enhanced-geometry></draw:custom-shape><draw:custom-shape svg:x="0in" svg:y="0.61663in" svg:width="8.92931in" svg:height="9.57239in" draw:id="id4" draw:style-name="a4" draw:name="Freeform: Shape 21"><svg:title/><svg:desc/><draw:enhanced-geometry draw:type="non-primitive" svg:viewBox="0 0 5339927 6018954" draw:enhanced-path="M ?f1 ?f3 L ?f4 ?f3 C ?f4 ?f3 ?f5 ?f6 ?f7 ?f8 L ?f7 ?f9 C ?f7 ?f10 ?f11 ?f0 ?f12 ?f0 L ?f13 ?f0 C ?f14 ?f0 ?f15 ?f16 ?f0 ?f17 L ?f0 ?f2 ?f1 ?f2 ?f1 ?f3 Z N" draw:text-areas="?f46 ?f48 ?f47 ?f49" draw:glue-points="?f50 ?f51 ?f52 ?f51 ?f53 ?f54 ?f53 ?f55 ?f56 ?f57 ?f58 ?f57 ?f59 ?f60 ?f59 ?f61 ?f50 ?f61 ?f50 ?f51" draw:glue-point-leaving-directions="-90, -90, -90, -90, -90, -90, -90, -90, -90, -90"><draw:equation draw:name="f0" draw:formula="0"/><draw:equation draw:name="f1" draw:formula="5339927"/><draw:equation draw:name="f2" draw:formula="6018954"/><draw:equation draw:name="f3" draw:formula="915247"/><draw:equation draw:name="f4" draw:formula="3787987"/><draw:equation draw:name="f5" draw:formula="3374067"/><draw:equation draw:name="f6" draw:formula="956949"/><draw:equation draw:name="f7" draw:formula="3327400"/><draw:equation draw:name="f8" draw:formula="435187"/><draw:equation draw:name="f9" draw:formula="476889"/><draw:equation draw:name="f10" draw:formula="236435"/><draw:equation draw:name="f11" draw:formula="3132667"/><draw:equation draw:name="f12" draw:formula="2892213"/><draw:equation draw:name="f13" draw:formula="238760"/><draw:equation draw:name="f14" draw:formula="150707"/><draw:equation draw:name="f15" draw:formula="68580"/><draw:equation draw:name="f16" draw:formula="26247"/><draw:equation draw:name="f17" draw:formula="71120"/><draw:equation draw:name="f18" draw:formula="?f2 - ?f0"/><draw:equation draw:name="f19" draw:formula="?f1 - ?f0"/><draw:equation draw:name="f20" draw:formula="?f19 / 5339927"/><draw:equation draw:name="f21" draw:formula="?f18 / 6018954"/><draw:equation draw:name="f22" draw:formula="5339927 * ?f19"/><draw:equation draw:name="f23" draw:formula="915247 * ?f18"/><draw:equation draw:name="f24" draw:formula="3787987 * ?f19"/><draw:equation draw:name="f25" draw:formula="3327400 * ?f19"/><draw:equation draw:name="f26" draw:formula="435187 * ?f18"/><draw:equation draw:name="f27" draw:formula="476889 * ?f18"/><draw:equation draw:name="f28" draw:formula="2892213 * ?f19"/><draw:equation draw:name="f29" draw:formula="0 * ?f18"/><draw:equation draw:name="f30" draw:formula="238760 * ?f19"/><draw:equation draw:name="f31" draw:formula="0 * ?f19"/><draw:equation draw:name="f32" draw:formula="71120 * ?f18"/><draw:equation draw:name="f33" draw:formula="6018954 * ?f18"/><draw:equation draw:name="f34" draw:formula="?f22 / 5339927"/><draw:equation draw:name="f35" draw:formula="?f23 / 6018954"/><draw:equation draw:name="f36" draw:formula="?f24 / 5339927"/><draw:equation draw:name="f37" draw:formula="?f25 / 5339927"/><draw:equation draw:name="f38" draw:formula="?f26 / 6018954"/><draw:equation draw:name="f39" draw:formula="?f27 / 6018954"/><draw:equation draw:name="f40" draw:formula="?f28 / 5339927"/><draw:equation draw:name="f41" draw:formula="?f29 / 6018954"/><draw:equation draw:name="f42" draw:formula="?f30 / 5339927"/><draw:equation draw:name="f43" draw:formula="?f31 / 5339927"/><draw:equation draw:name="f44" draw:formula="?f32 / 6018954"/><draw:equation draw:name="f45" draw:formula="?f33 / 6018954"/><draw:equation draw:name="f46" draw:formula="?f0 / ?f20"/><draw:equation draw:name="f47" draw:formula="?f1 / ?f20"/><draw:equation draw:name="f48" draw:formula="?f0 / ?f21"/><draw:equation draw:name="f49" draw:formula="?f2 / ?f21"/><draw:equation draw:name="f50" draw:formula="?f34 / ?f20"/><draw:equation draw:name="f51" draw:formula="?f35 / ?f21"/><draw:equation draw:name="f52" draw:formula="?f36 / ?f20"/><draw:equation draw:name="f53" draw:formula="?f37 / ?f20"/><draw:equation draw:name="f54" draw:formula="?f38 / ?f21"/><draw:equation draw:name="f55" draw:formula="?f39 / ?f21"/><draw:equation draw:name="f56" draw:formula="?f40 / ?f20"/><draw:equation draw:name="f57" draw:formula="?f41 / ?f21"/><draw:equation draw:name="f58" draw:formula="?f42 / ?f20"/><draw:equation draw:name="f59" draw:formula="?f43 / ?f20"/><draw:equation draw:name="f60" draw:formula="?f44 / ?f21"/><draw:equation draw:name="f61" draw:formula="?f45 / ?f21"/></draw:enhanced-geometry></draw:custom-shape><draw:connector draw:type="line" svg:x1="0.83361in" svg:y1="0.91662in" svg:x2="0.83361in" svg:y2="10.01815in" draw:id="id5" draw:style-name="a5" draw:name="Straight Connector 22"><svg:title/><svg:desc/></draw:connector></draw:g></text:span></text:p>
      </style:header>
      <style:footer>
        <text:p text:style-name="Footer"><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med ghafori</meta:initial-creator>
    <dc:creator>mohammed ghafori</dc:creator>
    <meta:creation-date>2022-03-09T15:58:00Z</meta:creation-date>
    <dc:date>2022-03-09T16:00:00Z</dc:date>
    <meta:template xlink:href="Educational%20meeting%20minutes" xlink:type="simple"/>
    <meta:editing-cycles>3</meta:editing-cycles>
    <meta:editing-duration>PT360S</meta:editing-duration>
    <meta:user-defined meta:name="ContentTypeId">0x01010079F111ED35F8CC479449609E8A0923A6</meta:user-defined>
    <meta:document-statistic meta:page-count="1" meta:paragraph-count="2" meta:word-count="154" meta:character-count="1031" meta:row-count="7" meta:non-whitespace-character-count="879"/>
  </office:meta>
</office:document-meta>
</file>